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494c9" officeooo:paragraph-rsid="001494c9"/>
    </style:style>
    <style:style style:name="P2" style:family="paragraph" style:parent-style-name="Standard">
      <style:text-properties officeooo:rsid="000f1c80" officeooo:paragraph-rsid="000f1c80"/>
    </style:style>
    <style:style style:name="P3" style:family="paragraph" style:parent-style-name="Standard">
      <style:paragraph-properties fo:text-align="justify" style:justify-single-word="false"/>
      <style:text-properties officeooo:rsid="000f1c80" officeooo:paragraph-rsid="000f1c80"/>
    </style:style>
    <style:style style:name="P4" style:family="paragraph" style:parent-style-name="Standard">
      <style:paragraph-properties fo:text-align="justify" style:justify-single-word="false"/>
      <style:text-properties officeooo:rsid="0012805b" officeooo:paragraph-rsid="0012805b"/>
    </style:style>
    <style:style style:name="P5" style:family="paragraph" style:parent-style-name="Standard">
      <style:paragraph-properties fo:text-align="justify" style:justify-single-word="false"/>
      <style:text-properties fo:font-style="italic" officeooo:rsid="000f1c80" officeooo:paragraph-rsid="000f1c80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officeooo:paragraph-rsid="0015cc92"/>
    </style:style>
    <style:style style:name="P7" style:family="paragraph" style:parent-style-name="Standard">
      <style:paragraph-properties fo:text-align="justify" style:justify-single-word="false"/>
      <style:text-properties officeooo:paragraph-rsid="002244cd"/>
    </style:style>
    <style:style style:name="P8" style:family="paragraph" style:parent-style-name="Standard">
      <style:paragraph-properties fo:text-align="justify" style:justify-single-word="false"/>
      <style:text-properties officeooo:rsid="0015cc92" officeooo:paragraph-rsid="0015cc92"/>
    </style:style>
    <style:style style:name="P9" style:family="paragraph" style:parent-style-name="Standard">
      <style:paragraph-properties fo:text-align="justify" style:justify-single-word="false"/>
      <style:text-properties officeooo:rsid="0016e2f1" officeooo:paragraph-rsid="0016e2f1"/>
    </style:style>
    <style:style style:name="P10" style:family="paragraph" style:parent-style-name="Standard">
      <style:paragraph-properties fo:text-align="justify" style:justify-single-word="false"/>
      <style:text-properties officeooo:rsid="00189453" officeooo:paragraph-rsid="00189453"/>
    </style:style>
    <style:style style:name="P11" style:family="paragraph" style:parent-style-name="Standard">
      <style:paragraph-properties fo:text-align="justify" style:justify-single-word="false"/>
      <style:text-properties officeooo:rsid="00196e40" officeooo:paragraph-rsid="00196e40"/>
    </style:style>
    <style:style style:name="P12" style:family="paragraph" style:parent-style-name="Standard">
      <style:paragraph-properties fo:text-align="justify" style:justify-single-word="false"/>
      <style:text-properties officeooo:rsid="001acbca" officeooo:paragraph-rsid="001acbca"/>
    </style:style>
    <style:style style:name="P13" style:family="paragraph" style:parent-style-name="Standard">
      <style:paragraph-properties fo:text-align="justify" style:justify-single-word="false"/>
      <style:text-properties officeooo:rsid="001f35c0" officeooo:paragraph-rsid="001f35c0"/>
    </style:style>
    <style:style style:name="P14" style:family="paragraph" style:parent-style-name="Standard">
      <style:paragraph-properties fo:text-align="justify" style:justify-single-word="false"/>
      <style:text-properties officeooo:rsid="0022dc54" officeooo:paragraph-rsid="0022dc54"/>
    </style:style>
    <style:style style:name="P15" style:family="paragraph" style:parent-style-name="Standard">
      <style:paragraph-properties fo:text-align="justify" style:justify-single-word="false"/>
      <style:text-properties officeooo:paragraph-rsid="002afe91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6e2f1" officeooo:paragraph-rsid="001acbca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2805b" officeooo:paragraph-rsid="0012805b" style:font-weight-asian="bold" style:font-weight-complex="bold"/>
    </style:style>
    <style:style style:name="P18" style:family="paragraph" style:parent-style-name="Standard">
      <style:text-properties fo:font-weight="bold" officeooo:rsid="000f1c80" officeooo:paragraph-rsid="000f1c8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2d06c" officeooo:paragraph-rsid="0012d06c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2d06c" officeooo:paragraph-rsid="0023c1a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2d06c" officeooo:paragraph-rsid="00259cc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2d06c" officeooo:paragraph-rsid="0026dca3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12d06c" officeooo:paragraph-rsid="002d89f0" style:font-weight-asian="bold" style:font-weight-complex="bold"/>
    </style:style>
    <style:style style:name="P24" style:family="paragraph" style:parent-style-name="Standard">
      <style:text-properties officeooo:paragraph-rsid="00215e3a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2d06c" officeooo:paragraph-rsid="0023c1a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2d06c" officeooo:paragraph-rsid="0026dca3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3c1a6" officeooo:paragraph-rsid="0023c1a6" style:font-weight-asian="normal" style:font-weight-complex="normal"/>
    </style:style>
    <style:style style:name="P28" style:family="paragraph" style:parent-style-name="Standard">
      <style:text-properties officeooo:paragraph-rsid="00259cc6"/>
    </style:style>
    <style:style style:name="P29" style:family="paragraph" style:parent-style-name="Standard">
      <style:text-properties officeooo:paragraph-rsid="0026dca3"/>
    </style:style>
    <style:style style:name="P30" style:family="paragraph" style:parent-style-name="Standard">
      <style:paragraph-properties fo:text-align="justify" style:justify-single-word="false"/>
      <style:text-properties officeooo:rsid="00196e40" officeooo:paragraph-rsid="00196e40"/>
    </style:style>
    <style:style style:name="P31" style:family="paragraph" style:parent-style-name="Standard">
      <style:paragraph-properties fo:text-align="justify" style:justify-single-word="false"/>
      <style:text-properties officeooo:rsid="0012d06c" officeooo:paragraph-rsid="0012d06c"/>
    </style:style>
    <style:style style:name="P32" style:family="paragraph" style:parent-style-name="Standard">
      <style:paragraph-properties fo:text-align="justify" style:justify-single-word="false"/>
      <style:text-properties officeooo:rsid="002e0bdb" officeooo:paragraph-rsid="002e0bdb"/>
    </style:style>
    <style:style style:name="T1" style:family="text">
      <style:text-properties officeooo:rsid="0012805b"/>
    </style:style>
    <style:style style:name="T2" style:family="text">
      <style:text-properties officeooo:rsid="0014bb86"/>
    </style:style>
    <style:style style:name="T3" style:family="text">
      <style:text-properties officeooo:rsid="0015cc92"/>
    </style:style>
    <style:style style:name="T4" style:family="text">
      <style:text-properties officeooo:rsid="00189453"/>
    </style:style>
    <style:style style:name="T5" style:family="text">
      <style:text-properties officeooo:rsid="001acbca"/>
    </style:style>
    <style:style style:name="T6" style:family="text">
      <style:text-properties officeooo:rsid="001c6ce0"/>
    </style:style>
    <style:style style:name="T7" style:family="text">
      <style:text-properties officeooo:rsid="001f35c0"/>
    </style:style>
    <style:style style:name="T8" style:family="text">
      <style:text-properties officeooo:rsid="002106f7"/>
    </style:style>
    <style:style style:name="T9" style:family="text">
      <style:text-properties officeooo:rsid="00215e3a"/>
    </style:style>
    <style:style style:name="T10" style:family="text">
      <style:text-properties officeooo:rsid="002244cd"/>
    </style:style>
    <style:style style:name="T11" style:family="text">
      <style:text-properties fo:font-style="italic" officeooo:rsid="002244cd" style:font-style-asian="italic" style:font-style-complex="italic"/>
    </style:style>
    <style:style style:name="T12" style:family="text">
      <style:text-properties fo:font-style="italic" officeooo:rsid="0023c1a6" style:font-style-asian="italic" style:font-style-complex="italic"/>
    </style:style>
    <style:style style:name="T13" style:family="text">
      <style:text-properties officeooo:rsid="0022dc54"/>
    </style:style>
    <style:style style:name="T14" style:family="text">
      <style:text-properties officeooo:rsid="0023c1a6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3c1a6" style:font-style-asian="normal" style:font-style-complex="normal"/>
    </style:style>
    <style:style style:name="T17" style:family="text">
      <style:text-properties fo:font-style="normal" officeooo:rsid="00259cc6" style:font-style-asian="normal" style:font-style-complex="normal"/>
    </style:style>
    <style:style style:name="T18" style:family="text">
      <style:text-properties fo:font-style="normal" officeooo:rsid="002758ee" style:font-style-asian="normal" style:font-style-complex="normal"/>
    </style:style>
    <style:style style:name="T19" style:family="text">
      <style:text-properties fo:font-style="normal" officeooo:rsid="002afe91" style:font-style-asian="normal" style:font-style-complex="normal"/>
    </style:style>
    <style:style style:name="T20" style:family="text">
      <style:text-properties fo:font-style="normal" officeooo:rsid="002c60c6" style:font-style-asian="normal" style:font-style-complex="normal"/>
    </style:style>
    <style:style style:name="T21" style:family="text">
      <style:text-properties fo:font-style="normal" officeooo:rsid="0026dca3" style:font-style-asian="normal" style:font-style-complex="normal"/>
    </style:style>
    <style:style style:name="T22" style:family="text">
      <style:text-properties fo:font-style="normal" officeooo:rsid="002d89f0" style:font-style-asian="normal" style:font-style-complex="normal"/>
    </style:style>
    <style:style style:name="T23" style:family="text">
      <style:text-properties officeooo:rsid="00259cc6"/>
    </style:style>
    <style:style style:name="T24" style:family="text">
      <style:text-properties officeooo:rsid="0026dca3"/>
    </style:style>
    <style:style style:name="T25" style:family="text">
      <style:text-properties officeooo:rsid="00284b30"/>
    </style:style>
    <style:style style:name="T26" style:family="text">
      <style:text-properties officeooo:rsid="00287da4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2d06c" style:font-weight-asian="normal" style:font-weight-complex="normal"/>
    </style:style>
    <style:style style:name="T29" style:family="text">
      <style:text-properties fo:font-weight="normal" officeooo:rsid="002afe91" style:font-weight-asian="normal" style:font-weight-complex="normal"/>
    </style:style>
    <style:style style:name="T30" style:family="text">
      <style:text-properties fo:font-weight="normal" officeooo:rsid="002bd945" style:font-weight-asian="normal" style:font-weight-complex="normal"/>
    </style:style>
    <style:style style:name="T31" style:family="text">
      <style:text-properties fo:font-weight="normal" officeooo:rsid="002c60c6" style:font-weight-asian="normal" style:font-weight-complex="normal"/>
    </style:style>
    <style:style style:name="T32" style:family="text">
      <style:text-properties officeooo:rsid="002d89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 NOTEBOOK</text:p>
      <text:p text:style-name="P2"/>
      <text:p text:style-name="P18"><text:span text:style-name="T1">2017.06.21 <text:tab/></text:span>PROJECT PROPOSAL</text:p>
      <text:p text:style-name="P2"/>
      <text:p text:style-name="P5">Do transcription factors have preferential binding to promoters/exons/introns/3’UTR/5’UTR of long non-coding RNAs (lncRNAs)?</text:p>
      <text:p text:style-name="P3"/>
      <text:p text:style-name="P3">I plan to use known motifs of transcription factors and search for those motifs in sequence<text:span text:style-name="T1">s</text:span> of <text:s/>lncRNAs, together with their promoters, to see if TFs have preferential binding to certain features. <text:span text:style-name="T1">I will use available databases for TF motifs and known lncRNA sequences. </text:span></text:p>
      <text:p text:style-name="P3"/>
      <text:p text:style-name="P19">2017.06.21 <text:tab/>PROJECT APPROVED</text:p>
      <text:p text:style-name="P31"/>
      <text:p text:style-name="P32">Lars Arvsted approved the project. </text:p>
      <text:p text:style-name="P3"/>
      <text:p text:style-name="P17">2017.07.25 <text:tab/>PROJECT OUTLINE <text:span text:style-name="T5">Part I</text:span></text:p>
      <text:p text:style-name="P4"/>
      <text:p text:style-name="P8">- Chose databases to work with.</text:p>
      <text:p text:style-name="P6"/>
      <text:p text:style-name="P6"><text:span text:style-name="T3">For TF database, I will use JASPAR, which contains </text:span>a curated, non-redundant set of profiles, derived from published collections of experimentally defined transcription factor binding sites for eukaryotes<text:span text:style-name="T2">. </text:span></text:p>
      <text:p text:style-name="P6"/>
      <text:p text:style-name="P7">- <text:span text:style-name="T10">Read: </text:span><text:span text:style-name="T11">Ghosh S., Sati S., Sengupta S. and Scaria V. 2015 Distinct patterns of epigenetic marks and transcription factor binding sites across promoters of sense-intronic long noncoding RNAs. J. Genet. 94, 17–25</text:span></text:p>
      <text:p text:style-name="P8"/>
      <text:p text:style-name="P16">2017.0<text:span text:style-name="T32">7</text:span>.26 <text:tab/><text:span text:style-name="T1">PROJECT OUTLINE Part II</text:span></text:p>
      <text:p text:style-name="P9"/>
      <text:p text:style-name="P9">- Start with 1-3 TFs ( <text:span text:style-name="T5">for example; </text:span>CTCF, p53) <text:span text:style-name="T5">and </text:span>manually assign motifs; so you can validate the targets <text:span text:style-name="T4">(Validate with JASPAR)</text:span>. Than later on connect to the database and do a major search <text:span text:style-name="T4">(JASPAR)</text:span>.</text:p>
      <text:p text:style-name="P9">- construct the motif sequence/logo for known TFs; for example assign TF1 = ATCGGAGTTN</text:p>
      <text:p text:style-name="P9">- LncRNA sequence (you can start with protein coding as well so you have to make it work)</text:p>
      <text:p text:style-name="P9">- protein coding known targets</text:p>
      <text:p text:style-name="P9">- check motif in lncrna sequence (seq. Similarity packages – check!), for each window 1-7,2-8,3-8 etc. and stop when</text:p>
      <text:p text:style-name="P9">- for N you have to check for all combinations</text:p>
      <text:p text:style-name="P9">- Scoring system – if motif <text:span text:style-name="T7">slightly</text:span> differs it will still bind, but less, thus you have to score somehow (CAN BE DONE LATER)</text:p>
      <text:p text:style-name="P9">- <text:span text:style-name="T4">JASPAR database ; use frequency matrix</text:span></text:p>
      <text:p text:style-name="P9"/>
      <text:p text:style-name="P13">PROJECT PLAN:</text:p>
      <text:p text:style-name="P10"><text:span text:style-name="T5">1.</text:span> construct the consensus motif or extract from database</text:p>
      <text:p text:style-name="P10"><text:span text:style-name="T5">2.</text:span> use JASPAR to get the frequency matrix</text:p>
      <text:p text:style-name="P10"><text:span text:style-name="T5">3.</text:span> extract window from lncRNA; 1bp window sliding</text:p>
      <text:p text:style-name="P10">- take X windows </text:p>
      <text:p text:style-name="P10"><text:span text:style-name="T5">4. </text:span>For each window check the preference of the motif </text:p>
      <text:p text:style-name="P10"><text:soft-page-break/>- ATCG preferencec at bp resolution</text:p>
      <text:p text:style-name="P10"><text:span text:style-name="T5">5. S</text:span>core single window according to the frequency matrix</text:p>
      <text:p text:style-name="P10">- similarity do it for all the windows from the lncRNA sequence</text:p>
      <text:p text:style-name="P10"><text:span text:style-name="T5">6. C</text:span>ompare the scores between each window</text:p>
      <text:p text:style-name="P10">- find the best match (based on the score)</text:p>
      <text:p text:style-name="P10"><text:span text:style-name="T5">7. </text:span>compare the best matches from each motif or TFs and score for specificity </text:p>
      <text:p text:style-name="P10"><text:span text:style-name="T5">8. </text:span>validate <text:span text:style-name="T5">targets </text:span>with JASPAR database</text:p>
      <text:p text:style-name="P12">9. Later on when you do for all TFs; make a calculation if there is a preference for certain parts of lncRNAs to bind to. </text:p>
      <text:p text:style-name="P10"/>
      <text:p text:style-name="P11">EXTRACTING THE <text:span text:style-name="T5">lnc</text:span>RNA sequence</text:p>
      <text:p text:style-name="P11">- genome <text:span text:style-name="T6">FASTA</text:span> file of organism</text:p>
      <text:p text:style-name="P11">- <text:span text:style-name="T6">GTF</text:span> file of that organism</text:p>
      <text:p text:style-name="P11">- fastacmd command (<text:span text:style-name="T6">available</text:span> <text:span text:style-name="T6">also in SAM</text:span> tool<text:span text:style-name="T6">s; perhaps a python package as well?</text:span>) and extract the sequences</text:p>
      <text:p text:style-name="P11"/>
      <text:p text:style-name="P11"><text:span text:style-name="T6">FREQUENCY </text:span>MATRIX</text:p>
      <text:p text:style-name="P11">- use flat file from JASPAR, <text:span text:style-name="T6">so it can be used with Python</text:span></text:p>
      <text:p text:style-name="P11"/>
      <text:p text:style-name="P14">CHALLENGES</text:p>
      <text:p text:style-name="P11">- <text:span text:style-name="T8">In order to confirm a certain preference of binding, I would need to also check for all the genes (cca. 60.000) and than see if this is the case only for lncRNAs or for protein coding genes as well. </text:span></text:p>
      <text:p text:style-name="P11"/>
      <text:p text:style-name="P10">- <text:span text:style-name="T13">How to deal with different sizes of motifs for different TFs (some have 4bp motifs, other 12bp motifs)??</text:span></text:p>
      <text:p text:style-name="P4"/>
      <text:p text:style-name="P24"><text:span text:style-name="T9">CTCF: </text:span>CCGCGNGGNGGCAG</text:p>
      <text:p text:style-name="P24"/>
      <text:p text:style-name="P20">2017.0<text:span text:style-name="T32">7</text:span>.2<text:span text:style-name="T14">7</text:span> <text:tab/><text:span text:style-name="T14">PYTHON MODULES</text:span></text:p>
      <text:p text:style-name="P20"/>
      <text:p text:style-name="P25">- <text:span text:style-name="T12">numpy</text:span><text:span text:style-name="T14"> for specificity calculations of the binding </text:span></text:p>
      <text:p text:style-name="P25">- <text:span text:style-name="T12">re</text:span><text:span text:style-name="T14"> for searching with regular expression. I will search the motif in the lncRNA sequence.</text:span></text:p>
      <text:p text:style-name="P25">- <text:span text:style-name="T12">biopython </text:span><text:span text:style-name="T16">for importing FASTA files and the frequency matrix??</text:span></text:p>
      <text:p text:style-name="P25"><text:span text:style-name="T16"/></text:p>
      <text:p text:style-name="P27"><text:span text:style-name="T15">#Figure out how to properly import the frequency matrix</text:span></text:p>
      <text:p text:style-name="P27"><text:span text:style-name="T15"/></text:p>
      <text:p text:style-name="P28"/>
      <text:p text:style-name="P21">2017.0<text:span text:style-name="T32">7</text:span>.2<text:span text:style-name="T23">8</text:span> <text:tab/><text:span text:style-name="T23">CHALLENGES</text:span></text:p>
      <text:p text:style-name="P21"><text:span text:style-name="T15"/></text:p>
      <text:p text:style-name="P27"><text:span text:style-name="T15">- </text:span><text:span text:style-name="T17">How to deal with motifs being of different length??</text:span></text:p>
      <text:p text:style-name="P27"><text:span text:style-name="T15"><text:tab/></text:span><text:span text:style-name="T20">&gt;</text:span><text:span text:style-name="T15"> </text:span><text:span text:style-name="T18">How many different lengths are there? CHECK! If it only between </text:span><text:span text:style-name="T19">10</text:span><text:span text:style-name="T18">-15, than it’s not a <text:tab/>big issue.</text:span></text:p>
      <text:p text:style-name="P29"/>
      <text:p text:style-name="P22">2017.0<text:span text:style-name="T32">7</text:span>.<text:span text:style-name="T24">31<text:tab/></text:span></text:p>
      <text:p text:style-name="P26"/>
      <text:p text:style-name="P26">- <text:span text:style-name="T25">Import the frequency matrix as a numpy array or with biopython??</text:span></text:p>
      <text:p text:style-name="P26">- <text:span text:style-name="T26">At the end of the header of the fasta seq., add the position of the motif; example 1-10, 2-11 etc.</text:span></text:p>
      <text:p text:style-name="P26"/>
      <text:p text:style-name="P15"><text:span text:style-name="T28">- There is a </text:span><text:span text:style-name="T29">motif</text:span><text:span text:style-name="T28"> analysis module inside Biopython </text:span><text:span text:style-name="T29">(Bio.motifs)</text:span><text:span text:style-name="T28"> and a module </text:span><text:span text:style-name="Strong_20_Emphasis"><text:span text:style-name="T27">TAMO, </text:span></text:span><text:span text:style-name="Strong_20_Emphasis"><text:span text:style-name="T29">specifically made for this purpose! --</text:span></text:span><text:span text:style-name="Strong_20_Emphasis"><text:span text:style-name="T30">CHECK THE MANUALS!</text:span></text:span></text:p>
      <text:p text:style-name="P15"><text:soft-page-break/><text:span text:style-name="Strong_20_Emphasis"><text:span text:style-name="T30"><text:tab/></text:span></text:span><text:span text:style-name="Strong_20_Emphasis"><text:span text:style-name="T31">&gt;</text:span></text:span><text:span text:style-name="Strong_20_Emphasis"><text:span text:style-name="T30"> </text:span></text:span><text:span text:style-name="Strong_20_Emphasis"><text:span text:style-name="T31">There is a way to connect directly with JASPAR database with Biopython module.</text:span></text:span></text:p>
      <text:p text:style-name="P15"><text:span text:style-name="Strong_20_Emphasis"><text:span text:style-name="T31"/></text:span></text:p>
      <text:p text:style-name="P15"><text:span text:style-name="Strong_20_Emphasis"><text:span text:style-name="T31"/></text:span></text:p>
      <text:p text:style-name="P23"><text:span text:style-name="T15">2017.0</text:span><text:span text:style-name="T22">8.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494c9" officeooo:paragraph-rsid="001494c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ara WERNIG-ZOR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Wernig Zorc</meta:initial-creator>
    <meta:creation-date>2017-06-21T16:14:30.546266181</meta:creation-date>
    <dc:date>2017-07-31T16:15:26.538444337</dc:date>
    <dc:creator>Sara Wernig Zorc</dc:creator>
    <meta:editing-duration>PT11H44M40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3" meta:paragraph-count="58" meta:word-count="670" meta:character-count="3947" meta:non-whitespace-character-count="3315"/>
  </office:meta>
</office:document-meta>
</file>